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.487cm" style:rel-column-width="7797*"/>
    </style:style>
    <style:style style:name="Tabella1.B" style:family="table-column">
      <style:table-column-properties style:column-width="18.415cm" style:rel-column-width="57738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4.001cm"/>
    </style:style>
    <style:style style:name="Tabella1.A2" style:family="table-cell">
      <style:table-cell-properties style:vertical-align="middle" fo:padding="0.097cm" fo:border="none"/>
    </style:style>
    <style:style style:name="Tabella1.3" style:family="table-row">
      <style:table-row-properties style:row-height="9.8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40pt" fo:font-style="normal" style:text-underline-style="none" fo:font-weight="bold" officeooo:rsid="0010b5bd" officeooo:paragraph-rsid="009e2423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a93e0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c6cf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a0ea2a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a69813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c6cf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T6" style:family="text">
      <style:text-properties officeooo:rsid="00a0ea2a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"><text:placeholder text:placeholder-type="text">&lt;for each="o in get_objects(data)"&gt;</text:placeholder>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4"><text:placeholder text:placeholder-type="text">&lt;o.name&gt;</text:placeholder></text:p>
          </table:table-cell>
          <table:table-cell table:style-name="Tabella1.A1" office:value-type="string">
            <text:p text:style-name="P5"><text:span text:style-name="T7"><text:placeholder text:placeholder-type="text">&lt;if test="o.order_id.mode == 'WH'"&gt;</text:placeholder></text:span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text:span text:style-name="T7"><text:placeholder text:placeholder-type="text">&lt;/if&gt;</text:placeholder></text:span></text:p>
            <text:p text:style-name="P10"><text:placeholder text:placeholder-type="text">&lt;o.sscc if o.order_id.mode == 'WH' else ''&gt;</text:placeholder></text:p>
          </table:table-cell>
        </table:table-row>
        <table:table-row table:style-name="Tabella1.3">
          <table:table-cell table:style-name="Tabella1.A1" table:number-columns-spanned="2" office:value-type="string">
            <text:p text:style-name="P3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12">Destinazione: </text:p>
            <text:p text:style-name="P13"><text:placeholder text:placeholder-type="text">&lt;o.order_id.destination_id.name&gt;</text:placeholder></text:p>
            <text:p text:style-name="P7"><text:placeholder text:placeholder-type="text">&lt;o.order_id.delivery_at&gt;</text:placeholder></text:p>
            <text:p text:style-name="P6"><text:placeholder text:placeholder-type="text">&lt;o.order_id.delivery_address&gt;</text:placeholder></text:p>
            <text:p text:style-name="P8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8"><text:span text:style-name="T5">O</text:span>rdine <text:span text:style-name="T6">MSC</text:span>:<text:span text:style-name="T2"> </text:span><text:span text:style-name="T4"><text:placeholder text:placeholder-type="text">&lt;o.order_id.name.split('-')[0]&gt;</text:placeholder></text:span></text:p>
            <text:p text:style-name="P9"><text:span text:style-name="T5">Ordine GFD:</text:span><text:span text:style-name="T4"> </text:span><text:span text:style-name="T4"><text:placeholder text:placeholder-type="text">&lt;o.order_id.company_order&gt;</text:placeholder></text:span></text:p>
          </table:table-cell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1-02-03T11:21:43.806608670</dc:date>
    <dc:creator>thebrush </dc:creator>
    <meta:editing-duration>PT6H40M56S</meta:editing-duration>
    <meta:editing-cycles>154</meta:editing-cycles>
    <meta:document-statistic meta:table-count="1" meta:image-count="0" meta:object-count="0" meta:page-count="2" meta:paragraph-count="13" meta:word-count="31" meta:character-count="378" meta:non-whitespace-character-count="359"/>
  </office:meta>
</office:document-meta>
</file>